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rsid="001156b4" officeooo:paragraph-rsid="001156b4"/>
    </style:style>
    <style:style style:name="P2" style:family="paragraph" style:parent-style-name="Text_20_body">
      <style:text-properties officeooo:rsid="001156b4" officeooo:paragraph-rsid="00161dd8"/>
    </style:style>
    <style:style style:name="P3" style:family="paragraph" style:parent-style-name="Text_20_body">
      <style:paragraph-properties fo:text-align="start" style:justify-single-word="false"/>
      <style:text-properties officeooo:rsid="001156b4" officeooo:paragraph-rsid="001930df"/>
    </style:style>
    <style:style style:name="P4" style:family="paragraph" style:parent-style-name="Text_20_body">
      <style:paragraph-properties fo:text-align="start" style:justify-single-word="false"/>
      <style:text-properties officeooo:rsid="001156b4" officeooo:paragraph-rsid="001a7915"/>
    </style:style>
    <style:style style:name="P5" style:family="paragraph" style:parent-style-name="Text_20_body">
      <style:paragraph-properties fo:text-align="start" style:justify-single-word="false"/>
      <style:text-properties officeooo:rsid="001156b4" officeooo:paragraph-rsid="00215ab2"/>
    </style:style>
    <style:style style:name="P6" style:family="paragraph" style:parent-style-name="Text_20_body">
      <style:paragraph-properties fo:text-align="start" style:justify-single-word="false"/>
      <style:text-properties officeooo:rsid="001156b4" officeooo:paragraph-rsid="0022e623"/>
    </style:style>
    <style:style style:name="P7" style:family="paragraph" style:parent-style-name="Text_20_body">
      <style:paragraph-properties fo:text-align="start" style:justify-single-word="false"/>
      <style:text-properties officeooo:rsid="001156b4" officeooo:paragraph-rsid="00255c88"/>
    </style:style>
    <style:style style:name="P8" style:family="paragraph" style:parent-style-name="Text_20_body">
      <style:paragraph-properties fo:text-align="start" style:justify-single-word="false"/>
      <style:text-properties officeooo:rsid="001156b4" officeooo:paragraph-rsid="0025ab0f"/>
    </style:style>
    <style:style style:name="P9" style:family="paragraph" style:parent-style-name="Text_20_body">
      <style:paragraph-properties fo:text-align="start" style:justify-single-word="false"/>
      <style:text-properties officeooo:rsid="001156b4" officeooo:paragraph-rsid="002b0a6b"/>
    </style:style>
    <style:style style:name="P10" style:family="paragraph" style:parent-style-name="Text_20_body">
      <style:paragraph-properties fo:text-align="start" style:justify-single-word="false"/>
      <style:text-properties officeooo:rsid="001156b4" officeooo:paragraph-rsid="002dc243"/>
    </style:style>
    <style:style style:name="P11" style:family="paragraph" style:parent-style-name="Text_20_body">
      <style:paragraph-properties fo:text-align="start" style:justify-single-word="false"/>
      <style:text-properties officeooo:rsid="001156b4" officeooo:paragraph-rsid="002f233e"/>
    </style:style>
    <style:style style:name="P12" style:family="paragraph" style:parent-style-name="Text_20_body">
      <style:paragraph-properties fo:text-align="start" style:justify-single-word="false"/>
      <style:text-properties officeooo:rsid="001156b4" officeooo:paragraph-rsid="0030569a"/>
    </style:style>
    <style:style style:name="P13" style:family="paragraph" style:parent-style-name="Text_20_body">
      <style:paragraph-properties fo:text-align="start" style:justify-single-word="false"/>
      <style:text-properties officeooo:rsid="001156b4" officeooo:paragraph-rsid="00354e04"/>
    </style:style>
    <style:style style:name="P14" style:family="paragraph" style:parent-style-name="Text_20_body">
      <style:paragraph-properties fo:text-align="start" style:justify-single-word="false"/>
      <style:text-properties officeooo:rsid="001156b4" officeooo:paragraph-rsid="003759fc"/>
    </style:style>
    <style:style style:name="P15" style:family="paragraph" style:parent-style-name="Text_20_body">
      <style:paragraph-properties fo:text-align="start" style:justify-single-word="false"/>
      <style:text-properties officeooo:rsid="00275b28" officeooo:paragraph-rsid="002b0a6b"/>
    </style:style>
    <style:style style:name="P16" style:family="paragraph" style:parent-style-name="Text_20_body">
      <style:paragraph-properties fo:text-align="start" style:justify-single-word="false"/>
      <style:text-properties officeooo:rsid="001e2d93" officeooo:paragraph-rsid="001e2d93"/>
    </style:style>
    <style:style style:name="P17" style:family="paragraph" style:parent-style-name="Text_20_body">
      <style:text-properties officeooo:rsid="001054d9" officeooo:paragraph-rsid="001054d9"/>
    </style:style>
    <style:style style:name="P18" style:family="paragraph" style:parent-style-name="Text_20_body">
      <style:text-properties officeooo:rsid="00123b73" officeooo:paragraph-rsid="00123b73"/>
    </style:style>
    <style:style style:name="P19" style:family="paragraph" style:parent-style-name="Text_20_body">
      <style:paragraph-properties fo:text-align="start" style:justify-single-word="false"/>
      <style:text-properties officeooo:rsid="00123b73" officeooo:paragraph-rsid="00123b73"/>
    </style:style>
    <style:style style:name="P20" style:family="paragraph" style:parent-style-name="Text_20_body">
      <style:paragraph-properties fo:text-align="start" style:justify-single-word="false"/>
      <style:text-properties officeooo:rsid="00123b73" officeooo:paragraph-rsid="001930df"/>
    </style:style>
    <style:style style:name="P21" style:family="paragraph" style:parent-style-name="Text_20_body">
      <style:paragraph-properties fo:text-align="start" style:justify-single-word="false"/>
      <style:text-properties officeooo:rsid="00123b73" officeooo:paragraph-rsid="001a7915"/>
    </style:style>
    <style:style style:name="P22" style:family="paragraph" style:parent-style-name="Text_20_body">
      <style:paragraph-properties fo:text-align="start" style:justify-single-word="false"/>
      <style:text-properties officeooo:rsid="00123b73" officeooo:paragraph-rsid="002152af"/>
    </style:style>
    <style:style style:name="P23" style:family="paragraph" style:parent-style-name="Text_20_body">
      <style:paragraph-properties fo:text-align="start" style:justify-single-word="false"/>
      <style:text-properties officeooo:rsid="00123b73" officeooo:paragraph-rsid="00255c88"/>
    </style:style>
    <style:style style:name="P24" style:family="paragraph" style:parent-style-name="Text_20_body">
      <style:paragraph-properties fo:text-align="start" style:justify-single-word="false"/>
      <style:text-properties officeooo:rsid="00123b73" officeooo:paragraph-rsid="002595d9"/>
    </style:style>
    <style:style style:name="P25" style:family="paragraph" style:parent-style-name="Text_20_body">
      <style:paragraph-properties fo:text-align="start" style:justify-single-word="false"/>
      <style:text-properties officeooo:rsid="00123b73" officeooo:paragraph-rsid="002f233e"/>
    </style:style>
    <style:style style:name="P26" style:family="paragraph" style:parent-style-name="Text_20_body">
      <style:paragraph-properties fo:text-align="start" style:justify-single-word="false"/>
      <style:text-properties officeooo:rsid="00123b73" officeooo:paragraph-rsid="0030569a"/>
    </style:style>
    <style:style style:name="P27" style:family="paragraph" style:parent-style-name="Text_20_body">
      <style:text-properties officeooo:rsid="00128297" officeooo:paragraph-rsid="00128297"/>
    </style:style>
    <style:style style:name="P28" style:family="paragraph" style:parent-style-name="Text_20_body">
      <style:text-properties officeooo:rsid="00128297" officeooo:paragraph-rsid="001480b7"/>
    </style:style>
    <style:style style:name="P29" style:family="paragraph" style:parent-style-name="Text_20_body">
      <style:text-properties officeooo:rsid="00128297" officeooo:paragraph-rsid="00157717"/>
    </style:style>
    <style:style style:name="P30" style:family="paragraph" style:parent-style-name="Text_20_body">
      <style:text-properties officeooo:rsid="001480b7" officeooo:paragraph-rsid="00157717"/>
    </style:style>
    <style:style style:name="P31" style:family="paragraph" style:parent-style-name="Text_20_body">
      <style:text-properties officeooo:rsid="00157717" officeooo:paragraph-rsid="00157717"/>
    </style:style>
    <style:style style:name="P32" style:family="paragraph" style:parent-style-name="Text_20_body">
      <style:paragraph-properties fo:text-align="start" style:justify-single-word="false"/>
      <style:text-properties officeooo:rsid="00161dd8" officeooo:paragraph-rsid="00161dd8"/>
    </style:style>
    <style:style style:name="P33" style:family="paragraph" style:parent-style-name="Text_20_body">
      <style:paragraph-properties fo:text-align="start" style:justify-single-word="false"/>
      <style:text-properties officeooo:rsid="00161dd8" officeooo:paragraph-rsid="00179063"/>
    </style:style>
    <style:style style:name="P34" style:family="paragraph" style:parent-style-name="Text_20_body">
      <style:paragraph-properties fo:text-align="start" style:justify-single-word="false"/>
      <style:text-properties officeooo:rsid="00179063" officeooo:paragraph-rsid="00179063"/>
    </style:style>
    <style:style style:name="P35" style:family="paragraph" style:parent-style-name="Text_20_body">
      <style:paragraph-properties fo:text-align="start" style:justify-single-word="false"/>
      <style:text-properties officeooo:rsid="001930df" officeooo:paragraph-rsid="001930df"/>
    </style:style>
    <style:style style:name="P36" style:family="paragraph" style:parent-style-name="Text_20_body">
      <style:paragraph-properties fo:text-align="start" style:justify-single-word="false"/>
      <style:text-properties officeooo:rsid="001930df" officeooo:paragraph-rsid="001bf2cf"/>
    </style:style>
    <style:style style:name="P37" style:family="paragraph" style:parent-style-name="Text_20_body">
      <style:text-properties officeooo:rsid="001a7915" officeooo:paragraph-rsid="001a7915"/>
    </style:style>
    <style:style style:name="P38" style:family="paragraph" style:parent-style-name="Text_20_body">
      <style:paragraph-properties fo:text-align="start" style:justify-single-word="false"/>
      <style:text-properties officeooo:rsid="001a7915" officeooo:paragraph-rsid="001a7915"/>
    </style:style>
    <style:style style:name="P39" style:family="paragraph" style:parent-style-name="Text_20_body">
      <style:text-properties officeooo:rsid="001a7915" officeooo:paragraph-rsid="001bf2cf"/>
    </style:style>
    <style:style style:name="P40" style:family="paragraph" style:parent-style-name="Text_20_body">
      <style:paragraph-properties fo:text-align="start" style:justify-single-word="false"/>
      <style:text-properties officeooo:rsid="001efabf" officeooo:paragraph-rsid="001efabf"/>
    </style:style>
    <style:style style:name="P41" style:family="paragraph" style:parent-style-name="Text_20_body">
      <style:paragraph-properties fo:text-align="start" style:justify-single-word="false"/>
      <style:text-properties officeooo:rsid="0020bced" officeooo:paragraph-rsid="0020bced"/>
    </style:style>
    <style:style style:name="P42" style:family="paragraph" style:parent-style-name="Text_20_body">
      <style:paragraph-properties fo:text-align="start" style:justify-single-word="false"/>
      <style:text-properties officeooo:rsid="0020bced" officeooo:paragraph-rsid="002152af"/>
    </style:style>
    <style:style style:name="P43" style:family="paragraph" style:parent-style-name="Text_20_body">
      <style:paragraph-properties fo:text-align="start" style:justify-single-word="false"/>
      <style:text-properties officeooo:rsid="002152af" officeooo:paragraph-rsid="002152af"/>
    </style:style>
    <style:style style:name="P44" style:family="paragraph" style:parent-style-name="Text_20_body">
      <style:paragraph-properties fo:text-align="start" style:justify-single-word="false"/>
      <style:text-properties officeooo:rsid="0022e623" officeooo:paragraph-rsid="0022e623"/>
    </style:style>
    <style:style style:name="P45" style:family="paragraph" style:parent-style-name="Text_20_body">
      <style:paragraph-properties fo:text-align="start" style:justify-single-word="false"/>
      <style:text-properties officeooo:rsid="00249233" officeooo:paragraph-rsid="00249233"/>
    </style:style>
    <style:style style:name="P46" style:family="paragraph" style:parent-style-name="Text_20_body">
      <style:paragraph-properties fo:text-align="start" style:justify-single-word="false"/>
      <style:text-properties officeooo:rsid="002595d9" officeooo:paragraph-rsid="002595d9"/>
    </style:style>
    <style:style style:name="P47" style:family="paragraph" style:parent-style-name="Text_20_body">
      <style:paragraph-properties fo:text-align="start" style:justify-single-word="false"/>
      <style:text-properties officeooo:rsid="00264f82" officeooo:paragraph-rsid="00264f82"/>
    </style:style>
    <style:style style:name="P48" style:family="paragraph" style:parent-style-name="Text_20_body">
      <style:paragraph-properties fo:text-align="start" style:justify-single-word="false"/>
      <style:text-properties officeooo:rsid="00264f82" officeooo:paragraph-rsid="00275b28"/>
    </style:style>
    <style:style style:name="P49" style:family="paragraph" style:parent-style-name="Text_20_body">
      <style:paragraph-properties fo:text-align="start" style:justify-single-word="false"/>
      <style:text-properties officeooo:rsid="00292930" officeooo:paragraph-rsid="00292930"/>
    </style:style>
    <style:style style:name="P50" style:family="paragraph" style:parent-style-name="Text_20_body">
      <style:paragraph-properties fo:text-align="start" style:justify-single-word="false"/>
      <style:text-properties officeooo:rsid="002b0a6b" officeooo:paragraph-rsid="002b0a6b"/>
    </style:style>
    <style:style style:name="P51" style:family="paragraph" style:parent-style-name="Text_20_body">
      <style:paragraph-properties fo:text-align="start" style:justify-single-word="false"/>
      <style:text-properties officeooo:rsid="002b0a6b" officeooo:paragraph-rsid="002f233e"/>
    </style:style>
    <style:style style:name="P52" style:family="paragraph" style:parent-style-name="Text_20_body">
      <style:paragraph-properties fo:text-align="start" style:justify-single-word="false"/>
      <style:text-properties officeooo:rsid="002b0a6b" officeooo:paragraph-rsid="0030569a"/>
    </style:style>
    <style:style style:name="P53" style:family="paragraph" style:parent-style-name="Text_20_body">
      <style:paragraph-properties fo:text-align="start" style:justify-single-word="false"/>
      <style:text-properties officeooo:rsid="002c83f3" officeooo:paragraph-rsid="002c83f3"/>
    </style:style>
    <style:style style:name="P54" style:family="paragraph" style:parent-style-name="Text_20_body">
      <style:paragraph-properties fo:text-align="start" style:justify-single-word="false"/>
      <style:text-properties officeooo:rsid="002eeb6a" officeooo:paragraph-rsid="002eeb6a"/>
    </style:style>
    <style:style style:name="P55" style:family="paragraph" style:parent-style-name="Text_20_body">
      <style:paragraph-properties fo:text-align="start" style:justify-single-word="false"/>
      <style:text-properties officeooo:rsid="002f233e" officeooo:paragraph-rsid="002f233e"/>
    </style:style>
    <style:style style:name="P56" style:family="paragraph" style:parent-style-name="Text_20_body">
      <style:paragraph-properties fo:text-align="start" style:justify-single-word="false"/>
      <style:text-properties officeooo:rsid="002fc3c9" officeooo:paragraph-rsid="002fc3c9"/>
    </style:style>
    <style:style style:name="P57" style:family="paragraph" style:parent-style-name="Text_20_body">
      <style:paragraph-properties fo:text-align="start" style:justify-single-word="false"/>
      <style:text-properties officeooo:rsid="0030569a" officeooo:paragraph-rsid="0030569a"/>
    </style:style>
    <style:style style:name="P58" style:family="paragraph" style:parent-style-name="Text_20_body">
      <style:paragraph-properties fo:text-align="start" style:justify-single-word="false"/>
      <style:text-properties officeooo:rsid="003316d2" officeooo:paragraph-rsid="003316d2"/>
    </style:style>
    <style:style style:name="P59" style:family="paragraph" style:parent-style-name="Text_20_body">
      <style:paragraph-properties fo:text-align="start" style:justify-single-word="false"/>
      <style:text-properties officeooo:rsid="00354e04" officeooo:paragraph-rsid="00354e04"/>
    </style:style>
    <style:style style:name="P60" style:family="paragraph" style:parent-style-name="Text_20_body">
      <style:paragraph-properties fo:text-align="start" style:justify-single-word="false"/>
      <style:text-properties officeooo:rsid="00354e04" officeooo:paragraph-rsid="003759fc"/>
    </style:style>
    <style:style style:name="P61" style:family="paragraph" style:parent-style-name="Text_20_body">
      <style:paragraph-properties fo:text-align="start" style:justify-single-word="false"/>
      <style:text-properties officeooo:rsid="003759fc" officeooo:paragraph-rsid="003759fc"/>
    </style:style>
    <style:style style:name="P62" style:family="paragraph" style:parent-style-name="Heading_20_1">
      <style:paragraph-properties fo:text-align="center" style:justify-single-word="false"/>
    </style:style>
    <style:style style:name="P63" style:family="paragraph" style:parent-style-name="Heading_20_1">
      <style:paragraph-properties fo:text-align="center" style:justify-single-word="false"/>
      <style:text-properties officeooo:rsid="001156b4" officeooo:paragraph-rsid="00161dd8"/>
    </style:style>
    <style:style style:name="P64" style:family="paragraph" style:parent-style-name="Heading_20_1">
      <style:paragraph-properties fo:text-align="center" style:justify-single-word="false"/>
      <style:text-properties officeooo:rsid="001156b4" officeooo:paragraph-rsid="001930df"/>
    </style:style>
    <style:style style:name="P65" style:family="paragraph" style:parent-style-name="Heading_20_1">
      <style:paragraph-properties fo:text-align="center" style:justify-single-word="false"/>
      <style:text-properties officeooo:rsid="001156b4" officeooo:paragraph-rsid="001bf2cf"/>
    </style:style>
    <style:style style:name="P66" style:family="paragraph" style:parent-style-name="Heading_20_1">
      <style:paragraph-properties fo:text-align="center" style:justify-single-word="false"/>
      <style:text-properties officeooo:rsid="001156b4" officeooo:paragraph-rsid="00215ab2"/>
    </style:style>
    <style:style style:name="P67" style:family="paragraph" style:parent-style-name="Heading_20_1">
      <style:paragraph-properties fo:text-align="center" style:justify-single-word="false"/>
      <style:text-properties officeooo:rsid="001156b4" officeooo:paragraph-rsid="0022e623"/>
    </style:style>
    <style:style style:name="P68" style:family="paragraph" style:parent-style-name="Heading_20_1">
      <style:paragraph-properties fo:text-align="center" style:justify-single-word="false"/>
      <style:text-properties officeooo:rsid="001156b4" officeooo:paragraph-rsid="0025ab0f"/>
    </style:style>
    <style:style style:name="P69" style:family="paragraph" style:parent-style-name="Heading_20_1">
      <style:paragraph-properties fo:text-align="center" style:justify-single-word="false"/>
      <style:text-properties officeooo:rsid="0025ab0f" officeooo:paragraph-rsid="0025ab0f"/>
    </style:style>
    <style:style style:name="P70" style:family="paragraph" style:parent-style-name="Heading_20_1">
      <style:paragraph-properties fo:text-align="center" style:justify-single-word="false"/>
      <style:text-properties officeooo:rsid="002763cb" officeooo:paragraph-rsid="002763cb"/>
    </style:style>
    <style:style style:name="P71" style:family="paragraph" style:parent-style-name="Heading_20_1">
      <style:paragraph-properties fo:text-align="center" style:justify-single-word="false"/>
      <style:text-properties officeooo:rsid="00275b28" officeooo:paragraph-rsid="00354e04"/>
    </style:style>
    <style:style style:name="P72" style:family="paragraph" style:parent-style-name="Heading_20_3">
      <style:text-properties officeooo:paragraph-rsid="001a7915"/>
    </style:style>
    <style:style style:name="P73" style:family="paragraph" style:parent-style-name="Heading_20_3">
      <style:paragraph-properties fo:text-align="start" style:justify-single-word="false"/>
      <style:text-properties officeooo:rsid="001e2d93" officeooo:paragraph-rsid="002152af"/>
    </style:style>
    <style:style style:name="P74" style:family="paragraph" style:parent-style-name="Text_20_body">
      <style:paragraph-properties fo:text-align="start" style:justify-single-word="false"/>
      <style:text-properties officeooo:rsid="003dc553" officeooo:paragraph-rsid="003dc553"/>
    </style:style>
    <style:style style:name="P75" style:family="paragraph" style:parent-style-name="Text_20_body">
      <style:paragraph-properties fo:text-align="start" style:justify-single-word="false"/>
      <style:text-properties officeooo:rsid="001156b4" officeooo:paragraph-rsid="003dc553"/>
    </style:style>
    <style:style style:name="T1" style:family="text">
      <style:text-properties officeooo:rsid="001156b4"/>
    </style:style>
    <style:style style:name="T2" style:family="text">
      <style:text-properties officeooo:rsid="00123b73"/>
    </style:style>
    <style:style style:name="T3" style:family="text">
      <style:text-properties officeooo:rsid="00128297"/>
    </style:style>
    <style:style style:name="T4" style:family="text">
      <style:text-properties officeooo:rsid="001480b7"/>
    </style:style>
    <style:style style:name="T5" style:family="text">
      <style:text-properties officeooo:rsid="00161dd8"/>
    </style:style>
    <style:style style:name="T6" style:family="text">
      <style:text-properties officeooo:rsid="00179063"/>
    </style:style>
    <style:style style:name="T7" style:family="text">
      <style:text-properties officeooo:rsid="001930df"/>
    </style:style>
    <style:style style:name="T8" style:family="text">
      <style:text-properties officeooo:rsid="001a7915"/>
    </style:style>
    <style:style style:name="T9" style:family="text">
      <style:text-properties officeooo:rsid="001bf2cf"/>
    </style:style>
    <style:style style:name="T10" style:family="text">
      <style:text-properties officeooo:rsid="001d2f38"/>
    </style:style>
    <style:style style:name="T11" style:family="text">
      <style:text-properties officeooo:rsid="001efabf"/>
    </style:style>
    <style:style style:name="T12" style:family="text">
      <style:text-properties officeooo:rsid="002152af"/>
    </style:style>
    <style:style style:name="T13" style:family="text">
      <style:text-properties officeooo:rsid="00215ab2"/>
    </style:style>
    <style:style style:name="T14" style:family="text">
      <style:text-properties officeooo:rsid="0022e623"/>
    </style:style>
    <style:style style:name="T15" style:family="text">
      <style:text-properties officeooo:rsid="00255c88"/>
    </style:style>
    <style:style style:name="T16" style:family="text">
      <style:text-properties officeooo:rsid="0025ab0f"/>
    </style:style>
    <style:style style:name="T17" style:family="text">
      <style:text-properties officeooo:rsid="00275b28"/>
    </style:style>
    <style:style style:name="T18" style:family="text">
      <style:text-properties officeooo:rsid="002b0a6b"/>
    </style:style>
    <style:style style:name="T19" style:family="text">
      <style:text-properties officeooo:rsid="002dc243"/>
    </style:style>
    <style:style style:name="T20" style:family="text">
      <style:text-properties officeooo:rsid="002eeb6a"/>
    </style:style>
    <style:style style:name="T21" style:family="text">
      <style:text-properties officeooo:rsid="002f233e"/>
    </style:style>
    <style:style style:name="T22" style:family="text">
      <style:text-properties officeooo:rsid="0030569a"/>
    </style:style>
    <style:style style:name="T23" style:family="text">
      <style:text-properties officeooo:rsid="00354e04"/>
    </style:style>
    <style:style style:name="T24" style:family="text">
      <style:text-properties officeooo:rsid="003759fc"/>
    </style:style>
    <style:style style:name="T25" style:family="text">
      <style:text-properties officeooo:rsid="0038d313"/>
    </style:style>
    <style:style style:name="T26" style:family="text">
      <style:text-properties officeooo:rsid="003a984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Grid-1</text:p>
      <text:p text:style-name="P18">o grid é uma ferramenta do css que trabalha com alinhamento bidimensional, ou seja, na horizontal e vertical, ele trabalha com linhas e colunas</text:p>
      <text:p text:style-name="Text_20_body">________________________</text:p>
      <text:h text:style-name="P62" text:outline-level="1">display grid</text:h>
      <text:p text:style-name="P17">Para usar o grid-layout é necessario usar o display grid em um container, <text:span text:style-name="T1">existe dois tipos de display grid, o que cria um grid em nivel de bloco, pulando a linha e tendo um espaço somente dele, e o que cria em nivel de linha, podendo ficar logo após outro elemento, na mesma linha</text:span></text:p>
      <text:h text:style-name="Heading_20_3" text:outline-level="3">nivel de bloco:</text:h>
      <text:p text:style-name="P1">Display: grid;</text:p>
      <text:h text:style-name="Heading_20_3" text:outline-level="3">nivel de linha:</text:h>
      <text:p text:style-name="P1">Display: inline-grid;</text:p>
      <text:p text:style-name="P1">________________________________________________________________________________</text:p>
      <text:h text:style-name="P62" text:outline-level="1">grid template column<text:span text:style-name="T3">s</text:span></text:h>
      <text:p text:style-name="P19">O grid template columns vai fazer com que o container fique com colunas, o valor dele pode ser qualquer unidade de medida, px, rem, em, % etc. <text:span text:style-name="T3">Essas unidades vao definir o tamanho que cada coluna vai ocupar</text:span></text:p>
      <text:p text:style-name="P32">grid-template-columns: <text:s/>;</text:p>
      <text:p text:style-name="P19">________________________</text:p>
      <text:h text:style-name="Heading_20_3" text:outline-level="3">valores:</text:h>
      <text:p text:style-name="P27">Junto com o grid-template-columns vem alguns valores novos e uteis, porem esses valores funcionam apenas com o grid</text:p>
      <text:p text:style-name="P27">____</text:p>
      <text:p text:style-name="P27">fr – fração. <text:span text:style-name="T4">E</text:span>xemplo: 1fr (uma fração do container)</text:p>
      <text:p text:style-name="P28">____</text:p>
      <text:p text:style-name="P30">repeat(quantidade, tamanho) – repete a quantidade de colunas pelo tamanho que elas terão. Exemplo: repeat(4, 1fr) (4 colunas com 1fr de tamanho cada)</text:p>
      <text:p text:style-name="P29">____</text:p>
      <text:p text:style-name="P31">minmax(largura minima, largura maxima) – faz com que a coluna tenha um valor minimo e um maximo, ou seja, até onde ela pode chegar diminuindo e qual vai ser o tamanho inicial dela</text:p>
      <text:p text:style-name="P29">____</text:p>
      <text:p text:style-name="P31"><text:soft-page-break/>auto-fit – com base no conteudo que o container tem ele posiciona automaticamente os itens dentro da coluna / <text:span text:style-name="T5">container</text:span>, <text:span text:style-name="T5">podendo aumentar caso ainda tenha espaço sobrando, ou quebrar quando o espaço não é sufiente, o auto-fit funciona bem quando não temos uma largura especificada</text:span></text:p>
      <text:p text:style-name="P2">________________________________________________________________________________</text:p>
      <text:h text:style-name="P63" text:outline-level="1">grid template <text:span text:style-name="T5">rows</text:span></text:h>
      <text:p text:style-name="P34">O grid-template-rows é muito parecido com o grid-template-columns a única diferença é que o grid-template-rows vai fazer linhas, enquanto o outro faz colunas, <text:span text:style-name="T2">o</text:span>s valores e o comportamento dos dois são iguais</text:p>
      <text:p text:style-name="P33">grid-template-<text:span text:style-name="T6">rows</text:span>: <text:s/>;</text:p>
      <text:p text:style-name="P3">________________________________________________________________________________</text:p>
      <text:h text:style-name="P64" text:outline-level="1">g<text:span text:style-name="T7">ap</text:span></text:h>
      <text:p text:style-name="P36">O gap é um shorthand de column-gap e row-gap que tem a função de adicionar espaçamento tanto nas colunas (dos lados) quanto nas linha (baixo e cima), ou seja, ele vai adicionar um espaço entre as linhas e entre as colunas, o valor do gap pode ser qualquer unidade de medida px, %, rem, em etc. <text:span text:style-name="T8">O gap funciona parecido com o margin </text:span><text:span text:style-name="T9">mas o espaçamento é só entre os items</text:span></text:p>
      <text:p text:style-name="P35">Gap: <text:s/>;</text:p>
      <text:p text:style-name="P20">________________________</text:p>
      <text:h text:style-name="Heading_20_3" text:outline-level="3">column-gap:</text:h>
      <text:p text:style-name="P37">Column-gap: ;</text:p>
      <text:p text:style-name="P39">o column-gap aumenta o espaço entre as colunas, ou seja, da um espaçamento <text:span text:style-name="T25">dos</text:span> lado<text:span text:style-name="T25">s </text:span>menos nas pontas da esquerda e da direita, <text:span text:style-name="T9">o espaçamento é só entre os items</text:span></text:p>
      <text:p text:style-name="P21">________________________</text:p>
      <text:h text:style-name="P72" text:outline-level="3"><text:span text:style-name="T8">row</text:span>-gap:</text:h>
      <text:p text:style-name="P37">row-gap: ;</text:p>
      <text:p text:style-name="P38">o row-gap aumenta o espaço entre as linhas, ou seja, da um espaçamento em cima e baixo menos nas pontas de baixo e de cima, <text:span text:style-name="T9">o espaçamento é só entre os items</text:span></text:p>
      <text:p text:style-name="P4">________________________________________________________________________________</text:p>
      <text:h text:style-name="P65" text:outline-level="1">grid <text:span text:style-name="T9">auto </text:span><text:span text:style-name="T10">flow</text:span></text:h>
      <text:p text:style-name="P16">O grid-auto-flow <text:span text:style-name="T11">controla como as colunas e as linhas vão se organizar / comportar dentro do grid, especificando como os items fluirão nele</text:span></text:p>
      <text:p text:style-name="P40">grid-auto-flow: <text:s/>;</text:p>
      <text:h text:style-name="Heading_20_3" text:outline-level="3"><text:soft-page-break/><text:span text:style-name="T12">column</text:span>:</text:h>
      <text:p text:style-name="P41">Grid-auto-flow: column;</text:p>
      <text:p text:style-name="P41">faz com que o conteudo seja organizado apenas em colunas, adicionando novas se necessario, impedindo que novas linhas sejam criadas</text:p>
      <text:p text:style-name="P22">________________________</text:p>
      <text:h text:style-name="P73" text:outline-level="3"><text:span text:style-name="T12">row</text:span>:</text:h>
      <text:p text:style-name="P42">Grid-auto-flow: <text:span text:style-name="T12">row</text:span>;</text:p>
      <text:p text:style-name="P43">o valor row é o valor padrão, faz com que os itens <text:span text:style-name="T13">ocupem</text:span> cada linha de uma vez, adicionando novas se necessario, <text:span text:style-name="T13">caso não tenha espaço no container, uma nova linha vai ser criada e não uma nova coluna</text:span></text:p>
      <text:p text:style-name="P5">________________________________________________________________________________</text:p>
      <text:h text:style-name="P66" text:outline-level="1">grid <text:span text:style-name="T9">auto </text:span><text:span text:style-name="T13">columns</text:span></text:h>
      <text:p text:style-name="P44">Configura o tamanho de novas colunas que são criadas com o grid-auto-flow column, o grid auto columns aceita qualquer unidade de medida, px, %, rem, em etc. Serve pra definir o tamanho de novas colunas que não foram colocadas no grid-template-columns</text:p>
      <text:p text:style-name="P44">grid-auto-columns: <text:s/>;</text:p>
      <text:p text:style-name="P6">________________________________________________________________________________</text:p>
      <text:h text:style-name="P67" text:outline-level="1">grid <text:span text:style-name="T9">auto </text:span><text:span text:style-name="T14">rows</text:span></text:h>
      <text:p text:style-name="P44">Configura o tamanho de novas linhas que são criadas com o grid-auto-flow row, o grid-auto-rows aceita qualquer unidade de medida, px, %, rem, em etc. Serve pra definir o tamanho de novas linhas que não foram colocadas no grid-template-rows</text:p>
      <text:p text:style-name="P44">grid-auto-rows: <text:s/>;</text:p>
      <text:p text:style-name="P6">________________________________________________________________________________</text:p>
      <text:h text:style-name="P62" text:outline-level="1">grid</text:h>
      <text:p text:style-name="P45">Grid é um shorthand <text:span text:style-name="T15">para grid-template-columns, grid-template-rows e grid-template-areas, grid-auto-rows, grid-auto-columns e grid-auto-flow</text:span></text:p>
      <text:p text:style-name="P23">________________________</text:p>
      <text:p text:style-name="P46">o grid tambem pode definir o tamanho das linhas e a quantidade de colunas</text:p>
      <text:p text:style-name="P46">grid: tamanho-linha / quantidade-colunas;</text:p>
      <text:p text:style-name="P46">grid: 200px / 1fr 1fr – a primeira linha vai ter 200px e vai ter 2 colunas</text:p>
      <text:p text:style-name="P46">grid: 200px 400px / 1fr 1fr 1fr – a primeira linha vai ter 200px, a segunda vai ter 400px e vai ter 3 colunas</text:p>
      <text:p text:style-name="P24"><text:soft-page-break/>________________________</text:p>
      <text:p text:style-name="P46">grid: <text:s/>;</text:p>
      <text:p text:style-name="P7">________________________________________________________________________________</text:p>
      <text:h text:style-name="P62" text:outline-level="1">justify-content</text:h>
      <text:p text:style-name="P47">Os valores e comportamento dele são iguais ao justify-content do flex-box, a única diferença é que não é flex-end ou flex-start, é apenas end e start, e o valor padrão não é o start é o stretch</text:p>
      <text:p text:style-name="P47">justify-content: <text:s/>;</text:p>
      <text:p text:style-name="P8">________________________________________________________________________________</text:p>
      <text:h text:style-name="P68" text:outline-level="1"><text:span text:style-name="T16">align</text:span>-content</text:h>
      <text:p text:style-name="P47">Os valores e comportamento dele são iguais ao align-content do flex-box, o align-content é igual ao justify-content só que ele trabalha com o eixo transveral (secundario) e o seu padrão é na vertical não na horizontal</text:p>
      <text:p text:style-name="P8">________________________________________________________________________________</text:p>
      <text:h text:style-name="P69" text:outline-level="1">justify-items</text:h>
      <text:p text:style-name="P48">Os valores e comportamento dele são iguais ao <text:span text:style-name="T17">justify-items</text:span> do flex-box, a única diferença é que não é flex-end ou flex-start, é apenas end e start, <text:span text:style-name="T17">ele alinha os items na horizontal e não todo o conteudo</text:span></text:p>
      <text:p text:style-name="P8">________________________________________________________________________________</text:p>
      <text:h text:style-name="P69" text:outline-level="1">align-items</text:h>
      <text:p text:style-name="P15">O align-items funciona do mesmo jeito que o justify-items, a única diferença é que enquanto o justify-items alinha os items na horizontal o align-items alinha os items na vertical, lembrando que assim como o justify-items ele alinha apenas os items e não todo o conteudo</text:p>
      <text:p text:style-name="P9">________________________________________________________________________________</text:p>
      <text:h text:style-name="P70" text:outline-level="1">grid template areas</text:h>
      <text:p text:style-name="P49">O grid template areas define qual a area que cada item vai ocupar, <text:span text:style-name="T18">ou seja, tem a função de indicar onde cada item vai, em que posição ele vai ficar, quantas linhas e colunas vai ocupar, lembrando que a formação / areas que vão ocupar precisa fazer sentido, se não o site vai bugar todo</text:span></text:p>
      <text:p text:style-name="P50">grid-template-areas: “ <text:s/>“;</text:p>
      <text:p text:style-name="P50"/>
      <text:p text:style-name="P50"/>
      <text:p text:style-name="P50"/>
      <text:p text:style-name="P25"><text:soft-page-break/>________________________</text:p>
      <text:p text:style-name="P50">exemplo:</text:p>
      <text:p text:style-name="P50">grid-template-areas: </text:p>
      <text:p text:style-name="P50">“logo <text:s text:c="5"/>logo <text:s text:c="4"/>menu <text:s text:c="7"/>menu“</text:p>
      <text:p text:style-name="P50">“logo <text:s text:c="5"/>logo <text:s text:c="4"/>conteudo <text:s/>conteudo”</text:p>
      <text:p text:style-name="P50">“rodape <text:s/>rodape <text:s/>rodape <text:s text:c="5"/>rodape;</text:p>
      <text:p text:style-name="P50">é assim que é feito o posicionamento de cada item no grid-template-areas, é quase como se você estivesse fazendo um desenho</text:p>
      <text:p text:style-name="P50">o logo vai ocupar 2 linhas e 2 colunas, o menu vai ocupar 1 linha e 2 colunas, o conteudo vai ocupar 1 linha e 2 colunas e o rodape vai ocupar 1 linha e 4 colunas</text:p>
      <text:p text:style-name="P53">todo o conteudo vai se organizar igual esta no grid-template-areas, porem ele não identifica magicamente cada conteudo, pra identificar qual conteudo vai ser usa<text:span text:style-name="T19">do, usamos</text:span> uma propriedade nos items chamado de grid-area</text:p>
      <text:p text:style-name="P10">________________________________________________________________________________</text:p>
      <text:h text:style-name="P62" text:outline-level="1">grid-area</text:h>
      <text:p text:style-name="P54"/>
      <text:p text:style-name="P55">O grid area tem a função <text:span text:style-name="T26">d</text:span>e especificar a localização de algum item, marcando com algum nome<text:span text:style-name="T20"> o item que queremos posicionar </text:span>no grid-template-areas, <text:span text:style-name="T20">É ele que vai nomear o item </text:span>para o grid-template-areas identificar e posicionar na area especificada</text:p>
      <text:p text:style-name="P55">grid-area: <text:s/>;</text:p>
      <text:p text:style-name="P25">________________________</text:p>
      <text:p text:style-name="P55">exemplo:</text:p>
      <text:p text:style-name="P51">grid-template-areas: </text:p>
      <text:p text:style-name="P51">“logo <text:s text:c="5"/>logo <text:s text:c="4"/>menu <text:s text:c="7"/>menu“</text:p>
      <text:p text:style-name="P51">“logo <text:s text:c="5"/>logo <text:s text:c="4"/>conteudo <text:s/>conteudo”</text:p>
      <text:p text:style-name="P51">“rodape <text:s/>rodape <text:s/>rodape <text:s text:c="5"/>rodape;</text:p>
      <text:p text:style-name="P51"/>
      <text:p text:style-name="P51">.<text:span text:style-name="T21">logo-principal {</text:span></text:p>
      <text:p text:style-name="P55">grid-area: “logo”</text:p>
      <text:p text:style-name="P55">}</text:p>
      <text:p text:style-name="P51">.<text:span text:style-name="T21">menu-principal {</text:span></text:p>
      <text:p text:style-name="P55">grid-area: “menu”</text:p>
      <text:p text:style-name="P55">}</text:p>
      <text:p text:style-name="P51"><text:soft-page-break/>.<text:span text:style-name="T21">conteudo-principal {</text:span></text:p>
      <text:p text:style-name="P55">grid-area: “conteudo”</text:p>
      <text:p text:style-name="P55">}</text:p>
      <text:p text:style-name="P55">.rodape-principal {</text:p>
      <text:p text:style-name="P55">grid-area: “rodape”</text:p>
      <text:p text:style-name="P55">}</text:p>
      <text:p text:style-name="P25">________________________</text:p>
      <text:p text:style-name="P55">o nome no grid-template-areas e no grid-area do item tem que ser o mesmo para a identificação ocorrer</text:p>
      <text:p text:style-name="P11">________________________________________________________________________________</text:p>
      <text:h text:style-name="P62" text:outline-level="1">grid-template</text:h>
      <text:p text:style-name="P56">Grid-template é um shorthand que <text:span text:style-name="T22">define o tamanho da linha, aceita qualquer unidade de medida e é para ser usado caso o layout seja muito complexo</text:span></text:p>
      <text:p text:style-name="P57">grid-template: <text:s/>;</text:p>
      <text:p text:style-name="P26">________________________</text:p>
      <text:p text:style-name="P52">grid-template-areas: </text:p>
      <text:p text:style-name="P52">“logo <text:s text:c="5"/>logo <text:s text:c="4"/>menu <text:s text:c="7"/>menu“ <text:span text:style-name="T22">100px</text:span></text:p>
      <text:p text:style-name="P52">“logo <text:s text:c="5"/>logo <text:s text:c="4"/>conteudo <text:s/>conteudo” <text:span text:style-name="T22">400px</text:span></text:p>
      <text:p text:style-name="P52">“rodape <text:s/>rodape <text:s/>rodape <text:s text:c="5"/>rodape; <text:span text:style-name="T22">200px</text:span></text:p>
      <text:p text:style-name="P57">a primeira linha vai ter 100px a segunda 400px e a terceira 200px</text:p>
      <text:p text:style-name="P12">________________________________________________________________________________</text:p>
      <text:h text:style-name="P62" text:outline-level="1">grid-column</text:h>
      <text:p text:style-name="P58">Determina quantas colunas o item vai ocupar <text:span text:style-name="T23">quando colocado span + o numero de colunas, quando apenas o numero de colunas é posto, o item se move pro numero especificado, caso seja o numero 3 o item vai para a terceira coluna, caso seja span + 3, o item vai ocupar da primeira coluna até a terceira</text:span></text:p>
      <text:p text:style-name="P59">grid-column: ;</text:p>
      <text:p text:style-name="P59">grid-column: span 4;</text:p>
      <text:p text:style-name="P59">grid-column: 4</text:p>
      <text:p text:style-name="P61">o span serve pra esticar o item</text:p>
      <text:p text:style-name="P13">________________________________________________________________________________</text:p>
      <text:h text:style-name="P71" text:outline-level="1"><text:soft-page-break/>grid-<text:span text:style-name="T23">row</text:span></text:h>
      <text:p text:style-name="P61">O grid-row funciona da mesma forma que o grid-column, estica quando tem span e quando <text:s/>tem apenas o numero ele vai pra posição especificada, a única diferença é que esse é em linha ao inves de coluna</text:p>
      <text:p text:style-name="P60">grid-column: ;</text:p>
      <text:p text:style-name="P60">grid-column: span <text:span text:style-name="T24">2</text:span>;</text:p>
      <text:p text:style-name="P60">grid-column: <text:span text:style-name="T24">2</text:span></text:p>
      <text:p text:style-name="P14">________________________________________________________________________________</text:p>
      <text:h text:style-name="P62" text:outline-level="1">justify-self</text:h>
      <text:p text:style-name="P61">O justify-self é a mesma coisa que o justify-items, tem os mesmos valores, só que é aplicado direto em um item especifico e não no container</text:p>
      <text:p text:style-name="P14">________________________________________________________________________________</text:p>
      <text:h text:style-name="P62" text:outline-level="1">align-self</text:h>
      <text:p text:style-name="P61">O align-self é a mesma coisa que o align-items, tem os mesmos valores, só que é aplicado direto em um item especifico e não no container</text:p>
      <text:p text:style-name="P14">________________________________________________________________________________</text:p>
      <text:p text:style-name="P74">justify: posicionamento horizontal</text:p>
      <text:p text:style-name="P74">align: posicionamento vertical</text:p>
      <text:p text:style-name="P74">content: conteudo</text:p>
      <text:p text:style-name="P74">items: itens</text:p>
      <text:p text:style-name="P74">self: si-mesmo</text:p>
      <text:p text:style-name="P75">________________________________________________________________________________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27T18:00:10.466839475</meta:creation-date>
    <meta:editing-duration>PT2H17M30S</meta:editing-duration>
    <meta:editing-cycles>7</meta:editing-cycles>
    <meta:generator>LibreOffice/7.3.4.2$Linux_X86_64 LibreOffice_project/30$Build-2</meta:generator>
    <dc:date>2022-06-28T09:41:30.559937485</dc:date>
    <meta:document-statistic meta:table-count="0" meta:image-count="0" meta:object-count="0" meta:page-count="7" meta:paragraph-count="155" meta:word-count="1391" meta:character-count="10005" meta:non-whitespace-character-count="8649"/>
  </office:meta>
</office:document-meta>
</file>